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automatic-styles>
    <style:style style:name="P1" style:family="paragraph" style:parent-style-name="Standard">
      <style:text-properties fo:font-style="normal" style:text-underline-style="none" fo:font-weight="normal" style:font-style-asian="normal" style:font-weight-asian="normal" style:font-style-complex="normal" style:font-weight-complex="normal"/>
    </style:style>
    <style:style style:name="P2" style:family="paragraph" style:parent-style-name="Standard" style:list-style-name="L1">
      <style:text-properties fo:font-style="normal" style:text-underline-style="none" fo:font-weight="normal" style:font-style-asian="normal" style:font-weight-asian="normal" style:font-style-complex="normal" style:font-weight-complex="normal"/>
    </style:style>
    <style:style style:name="P3" style:family="paragraph" style:parent-style-name="Standard">
      <style:text-properties officeooo:paragraph-rsid="00442603"/>
    </style:style>
    <style:style style:name="P4" style:family="paragraph" style:parent-style-name="Standard">
      <style:text-properties fo:font-style="normal" style:text-underline-style="none" fo:font-weight="normal" officeooo:paragraph-rsid="00442603" style:font-style-asian="normal" style:font-weight-asian="normal" style:font-style-complex="normal" style:font-weight-complex="normal"/>
    </style:style>
    <style:style style:name="P5" style:family="paragraph" style:parent-style-name="Standard">
      <style:text-properties fo:font-style="normal" style:text-underline-style="none" fo:font-weight="normal" officeooo:paragraph-rsid="008e6c58" style:font-style-asian="normal" style:font-weight-asian="normal" style:font-style-complex="normal" style:font-weight-complex="normal"/>
    </style:style>
    <style:style style:name="P6" style:family="paragraph" style:parent-style-name="Standard">
      <style:text-properties fo:font-style="normal" style:text-underline-style="none" fo:font-weight="normal" officeooo:paragraph-rsid="009493d3" style:font-style-asian="normal" style:font-weight-asian="normal" style:font-style-complex="normal" style:font-weight-complex="normal"/>
    </style:style>
    <style:style style:name="P7" style:family="paragraph" style:parent-style-name="Standard">
      <style:text-properties fo:font-style="normal" style:text-underline-style="none" fo:font-weight="normal" officeooo:paragraph-rsid="0095bbfe" style:font-style-asian="normal" style:font-weight-asian="normal" style:font-style-complex="normal" style:font-weight-complex="normal"/>
    </style:style>
    <style:style style:name="P8" style:family="paragraph" style:parent-style-name="Standard">
      <style:text-properties fo:font-style="normal" style:text-underline-style="none" fo:font-weight="normal" officeooo:paragraph-rsid="00a552c6" style:font-style-asian="normal" style:font-weight-asian="normal" style:font-style-complex="normal" style:font-weight-complex="normal"/>
    </style:style>
    <style:style style:name="P9" style:family="paragraph" style:parent-style-name="Standard">
      <style:text-properties fo:font-style="normal" style:text-underline-style="none" fo:font-weight="normal" officeooo:paragraph-rsid="00bb5331" style:font-style-asian="normal" style:font-weight-asian="normal" style:font-style-complex="normal" style:font-weight-complex="normal"/>
    </style:style>
    <style:style style:name="P10" style:family="paragraph" style:parent-style-name="Standard">
      <style:text-properties fo:font-style="normal" style:text-underline-style="none" fo:font-weight="normal" officeooo:rsid="00bb5331" officeooo:paragraph-rsid="00bb5331" style:font-style-asian="normal" style:font-weight-asian="normal" style:font-style-complex="normal" style:font-weight-complex="normal"/>
    </style:style>
    <style:style style:name="P11" style:family="paragraph" style:parent-style-name="Standard">
      <style:text-properties fo:font-style="normal" style:text-underline-style="none" fo:font-weight="normal" officeooo:paragraph-rsid="00c1e310" style:font-style-asian="normal" style:font-weight-asian="normal" style:font-style-complex="normal" style:font-weight-complex="normal"/>
    </style:style>
    <style:style style:name="P12" style:family="paragraph" style:parent-style-name="Standard">
      <style:text-properties fo:font-style="normal" style:text-underline-style="none" fo:font-weight="normal" officeooo:paragraph-rsid="00e3f28a" style:font-style-asian="normal" style:font-weight-asian="normal" style:font-style-complex="normal" style:font-weight-complex="normal"/>
    </style:style>
    <style:style style:name="P13" style:family="paragraph" style:parent-style-name="Standard">
      <style:text-properties fo:font-style="normal" style:text-underline-style="none" fo:font-weight="normal" officeooo:paragraph-rsid="00f4c57a" style:font-style-asian="normal" style:font-weight-asian="normal" style:font-style-complex="normal" style:font-weight-complex="normal"/>
    </style:style>
    <style:style style:name="P14" style:family="paragraph" style:parent-style-name="Standard">
      <style:text-properties fo:font-style="normal" style:text-underline-style="none" fo:font-weight="normal" officeooo:paragraph-rsid="00f3fcd0"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officeooo:paragraph-rsid="012d1839" style:font-style-asian="normal" style:font-weight-asian="normal" style:font-style-complex="normal" style:font-weight-complex="normal"/>
    </style:style>
    <style:style style:name="P16" style:family="paragraph" style:parent-style-name="Standard">
      <style:text-properties fo:font-style="normal" style:text-underline-style="none" fo:font-weight="normal" officeooo:paragraph-rsid="01376f57" style:font-style-asian="normal" style:font-weight-asian="normal" style:font-style-complex="normal" style:font-weight-complex="normal"/>
    </style:style>
    <style:style style:name="P17" style:family="paragraph" style:parent-style-name="Standard">
      <style:text-properties fo:font-style="normal" style:text-underline-style="none" fo:font-weight="normal" officeooo:rsid="008c3180" officeooo:paragraph-rsid="01376f57" style:font-style-asian="normal" style:font-weight-asian="normal" style:font-style-complex="normal" style:font-weight-complex="normal"/>
    </style:style>
    <style:style style:name="P18" style:family="paragraph" style:parent-style-name="Standard">
      <style:text-properties fo:font-style="normal" style:text-underline-style="none" fo:font-weight="normal" officeooo:rsid="010b7128" officeooo:paragraph-rsid="010b7128" style:font-style-asian="normal" style:font-weight-asian="normal" style:font-style-complex="normal" style:font-weight-complex="normal"/>
    </style:style>
    <style:style style:name="P19" style:family="paragraph" style:parent-style-name="Text_20_body">
      <style:text-properties fo:font-style="normal" style:text-underline-style="none" fo:font-weight="normal" officeooo:rsid="010b7128" officeooo:paragraph-rsid="010b7128" style:font-style-asian="normal" style:font-weight-asian="normal" style:font-style-complex="normal" style:font-weight-complex="normal"/>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fo:font-style="normal" style:text-underline-style="none" fo:font-weight="normal" officeooo:rsid="00435cfe" style:font-style-asian="normal" style:font-weight-asian="normal" style:font-style-complex="normal" style:font-weight-complex="normal"/>
    </style:style>
    <style:style style:name="T3" style:family="text">
      <style:text-properties fo:font-style="normal" style:text-underline-style="none" fo:font-weight="normal" officeooo:rsid="00442603" style:font-style-asian="normal" style:font-weight-asian="normal" style:font-style-complex="normal" style:font-weight-complex="normal"/>
    </style:style>
    <style:style style:name="T4" style:family="text">
      <style:text-properties fo:font-style="normal" style:text-underline-style="none" fo:font-weight="normal" officeooo:rsid="0045f0a8" style:font-style-asian="normal" style:font-weight-asian="normal" style:font-style-complex="normal" style:font-weight-complex="normal"/>
    </style:style>
    <style:style style:name="T5" style:family="text">
      <style:text-properties fo:font-style="normal" style:text-underline-style="none" fo:font-weight="normal" officeooo:rsid="00487fe1" style:font-style-asian="normal" style:font-weight-asian="normal" style:font-style-complex="normal" style:font-weight-complex="normal"/>
    </style:style>
    <style:style style:name="T6" style:family="text">
      <style:text-properties fo:font-style="normal" style:text-underline-style="none" fo:font-weight="normal" officeooo:rsid="00490a0b" style:font-style-asian="normal" style:font-weight-asian="normal" style:font-style-complex="normal" style:font-weight-complex="normal"/>
    </style:style>
    <style:style style:name="T7" style:family="text">
      <style:text-properties fo:font-style="normal" style:text-underline-style="none" fo:font-weight="normal" officeooo:rsid="00495019" style:font-style-asian="normal" style:font-weight-asian="normal" style:font-style-complex="normal" style:font-weight-complex="normal"/>
    </style:style>
    <style:style style:name="T8" style:family="text">
      <style:text-properties fo:font-style="normal" style:text-underline-style="none" fo:font-weight="normal" officeooo:rsid="004b7eae" style:font-style-asian="normal" style:font-weight-asian="normal" style:font-style-complex="normal" style:font-weight-complex="normal"/>
    </style:style>
    <style:style style:name="T9" style:family="text">
      <style:text-properties fo:font-style="normal" style:text-underline-style="none" fo:font-weight="normal" officeooo:rsid="004be315" style:font-style-asian="normal" style:font-weight-asian="normal" style:font-style-complex="normal" style:font-weight-complex="normal"/>
    </style:style>
    <style:style style:name="T10" style:family="text">
      <style:text-properties fo:font-style="normal" style:text-underline-style="none" fo:font-weight="normal" officeooo:rsid="004dcb60" style:font-style-asian="normal" style:font-weight-asian="normal" style:font-style-complex="normal" style:font-weight-complex="normal"/>
    </style:style>
    <style:style style:name="T11" style:family="text">
      <style:text-properties fo:font-style="normal" style:text-underline-style="none" fo:font-weight="normal" officeooo:rsid="004e5565" style:font-style-asian="normal" style:font-weight-asian="normal" style:font-style-complex="normal" style:font-weight-complex="normal"/>
    </style:style>
    <style:style style:name="T12" style:family="text">
      <style:text-properties fo:font-style="normal" style:text-underline-style="none" fo:font-weight="normal" officeooo:rsid="004f5af2" style:font-style-asian="normal" style:font-weight-asian="normal" style:font-style-complex="normal" style:font-weight-complex="normal"/>
    </style:style>
    <style:style style:name="T13" style:family="text">
      <style:text-properties fo:font-style="normal" style:text-underline-style="none" fo:font-weight="normal" officeooo:rsid="004fced3" style:font-style-asian="normal" style:font-weight-asian="normal" style:font-style-complex="normal" style:font-weight-complex="normal"/>
    </style:style>
    <style:style style:name="T14" style:family="text">
      <style:text-properties officeooo:rsid="008c3180"/>
    </style:style>
    <style:style style:name="T15" style:family="text">
      <style:text-properties officeooo:rsid="008cb2ae"/>
    </style:style>
    <style:style style:name="T16" style:family="text">
      <style:text-properties officeooo:rsid="008cc904"/>
    </style:style>
    <style:style style:name="T17" style:family="text">
      <style:text-properties officeooo:rsid="008d903d"/>
    </style:style>
    <style:style style:name="T18" style:family="text">
      <style:text-properties officeooo:rsid="009493d3"/>
    </style:style>
    <style:style style:name="T19" style:family="text">
      <style:text-properties officeooo:rsid="00918c7a"/>
    </style:style>
    <style:style style:name="T20" style:family="text">
      <style:text-properties officeooo:rsid="008e6c58"/>
    </style:style>
    <style:style style:name="T21" style:family="text">
      <style:text-properties officeooo:rsid="0092af60"/>
    </style:style>
    <style:style style:name="T22" style:family="text">
      <style:text-properties officeooo:rsid="008ee30a"/>
    </style:style>
    <style:style style:name="T23" style:family="text">
      <style:text-properties officeooo:rsid="0090c57f"/>
    </style:style>
    <style:style style:name="T24" style:family="text">
      <style:text-properties officeooo:rsid="0093ca3a"/>
    </style:style>
    <style:style style:name="T25" style:family="text">
      <style:text-properties officeooo:rsid="00956a8c"/>
    </style:style>
    <style:style style:name="T26" style:family="text">
      <style:text-properties officeooo:rsid="0051ac21"/>
    </style:style>
    <style:style style:name="T27" style:family="text">
      <style:text-properties officeooo:rsid="00992b4f"/>
    </style:style>
    <style:style style:name="T28" style:family="text">
      <style:text-properties officeooo:rsid="005323b9"/>
    </style:style>
    <style:style style:name="T29" style:family="text">
      <style:text-properties officeooo:rsid="0055756e"/>
    </style:style>
    <style:style style:name="T30" style:family="text">
      <style:text-properties officeooo:rsid="0095f450"/>
    </style:style>
    <style:style style:name="T31" style:family="text">
      <style:text-properties officeooo:rsid="009c8c2e"/>
    </style:style>
    <style:style style:name="T32" style:family="text">
      <style:text-properties officeooo:rsid="00a39b4c"/>
    </style:style>
    <style:style style:name="T33" style:family="text">
      <style:text-properties officeooo:rsid="00a50bbf"/>
    </style:style>
    <style:style style:name="T34" style:family="text">
      <style:text-properties officeooo:rsid="009e41ff"/>
    </style:style>
    <style:style style:name="T35" style:family="text">
      <style:text-properties officeooo:rsid="00a552c6"/>
    </style:style>
    <style:style style:name="T36" style:family="text">
      <style:text-properties officeooo:rsid="0057472d"/>
    </style:style>
    <style:style style:name="T37" style:family="text">
      <style:text-properties officeooo:rsid="009ec54c"/>
    </style:style>
    <style:style style:name="T38" style:family="text">
      <style:text-properties officeooo:rsid="009f31a6"/>
    </style:style>
    <style:style style:name="T39" style:family="text">
      <style:text-properties officeooo:rsid="00a7069a"/>
    </style:style>
    <style:style style:name="T40" style:family="text">
      <style:text-properties officeooo:rsid="00a87ed1"/>
    </style:style>
    <style:style style:name="T41" style:family="text">
      <style:text-properties officeooo:rsid="00a90d5f"/>
    </style:style>
    <style:style style:name="T42" style:family="text">
      <style:text-properties officeooo:rsid="00a9dd85"/>
    </style:style>
    <style:style style:name="T43" style:family="text">
      <style:text-properties officeooo:rsid="00a120f0"/>
    </style:style>
    <style:style style:name="T44" style:family="text">
      <style:text-properties officeooo:rsid="00ac7b6f"/>
    </style:style>
    <style:style style:name="T45" style:family="text">
      <style:text-properties officeooo:rsid="00aad49b"/>
    </style:style>
    <style:style style:name="T46" style:family="text">
      <style:text-properties officeooo:rsid="00aae39d"/>
    </style:style>
    <style:style style:name="T47" style:family="text">
      <style:text-properties officeooo:rsid="00ad37b8"/>
    </style:style>
    <style:style style:name="T48" style:family="text">
      <style:text-properties officeooo:rsid="00aeae86"/>
    </style:style>
    <style:style style:name="T49" style:family="text">
      <style:text-properties officeooo:rsid="00af83c0"/>
    </style:style>
    <style:style style:name="T50" style:family="text">
      <style:text-properties officeooo:rsid="005879f5"/>
    </style:style>
    <style:style style:name="T51" style:family="text">
      <style:text-properties officeooo:rsid="00b37d00"/>
    </style:style>
    <style:style style:name="T52" style:family="text">
      <style:text-properties officeooo:rsid="005a1340"/>
    </style:style>
    <style:style style:name="T53" style:family="text">
      <style:text-properties officeooo:rsid="00b441dd"/>
    </style:style>
    <style:style style:name="T54" style:family="text">
      <style:text-properties officeooo:rsid="00b68121"/>
    </style:style>
    <style:style style:name="T55" style:family="text">
      <style:text-properties officeooo:rsid="00b89c52"/>
    </style:style>
    <style:style style:name="T56" style:family="text">
      <style:text-properties officeooo:rsid="00b76a17"/>
    </style:style>
    <style:style style:name="T57" style:family="text">
      <style:text-properties officeooo:rsid="00b8c5b6"/>
    </style:style>
    <style:style style:name="T58" style:family="text">
      <style:text-properties officeooo:rsid="00ba1391"/>
    </style:style>
    <style:style style:name="T59" style:family="text">
      <style:text-properties officeooo:rsid="00bb5331"/>
    </style:style>
    <style:style style:name="T60" style:family="text">
      <style:text-properties officeooo:rsid="00bd17dc"/>
    </style:style>
    <style:style style:name="T61" style:family="text">
      <style:text-properties officeooo:rsid="00be7cbf"/>
    </style:style>
    <style:style style:name="T62" style:family="text">
      <style:text-properties officeooo:rsid="00bfb6ad"/>
    </style:style>
    <style:style style:name="T63" style:family="text">
      <style:text-properties officeooo:rsid="00c036e9"/>
    </style:style>
    <style:style style:name="T64" style:family="text">
      <style:text-properties officeooo:rsid="00c0cf2e"/>
    </style:style>
    <style:style style:name="T65" style:family="text">
      <style:text-properties officeooo:rsid="00c1bcbe"/>
    </style:style>
    <style:style style:name="T66" style:family="text">
      <style:text-properties officeooo:rsid="005d95e3"/>
    </style:style>
    <style:style style:name="T67" style:family="text">
      <style:text-properties officeooo:rsid="005dc0fe"/>
    </style:style>
    <style:style style:name="T68" style:family="text">
      <style:text-properties officeooo:rsid="005ed786"/>
    </style:style>
    <style:style style:name="T69" style:family="text">
      <style:text-properties officeooo:rsid="00c25b3d"/>
    </style:style>
    <style:style style:name="T70" style:family="text">
      <style:text-properties officeooo:rsid="00c26f7b"/>
    </style:style>
    <style:style style:name="T71" style:family="text">
      <style:text-properties officeooo:rsid="00c2bf28"/>
    </style:style>
    <style:style style:name="T72" style:family="text">
      <style:text-properties officeooo:rsid="00c59582"/>
    </style:style>
    <style:style style:name="T73" style:family="text">
      <style:text-properties officeooo:rsid="00683542"/>
    </style:style>
    <style:style style:name="T74" style:family="text">
      <style:text-properties officeooo:rsid="005f1702"/>
    </style:style>
    <style:style style:name="T75" style:family="text">
      <style:text-properties officeooo:rsid="00605384"/>
    </style:style>
    <style:style style:name="T76" style:family="text">
      <style:text-properties officeooo:rsid="0061fbc5"/>
    </style:style>
    <style:style style:name="T77" style:family="text">
      <style:text-properties officeooo:rsid="006359c2"/>
    </style:style>
    <style:style style:name="T78" style:family="text">
      <style:text-properties officeooo:rsid="00c61802"/>
    </style:style>
    <style:style style:name="T79" style:family="text">
      <style:text-properties officeooo:rsid="00c6f6bf"/>
    </style:style>
    <style:style style:name="T80" style:family="text">
      <style:text-properties officeooo:rsid="00c80e49"/>
    </style:style>
    <style:style style:name="T81" style:family="text">
      <style:text-properties officeooo:rsid="00ca0ac2"/>
    </style:style>
    <style:style style:name="T82" style:family="text">
      <style:text-properties officeooo:rsid="0069493c"/>
    </style:style>
    <style:style style:name="T83" style:family="text">
      <style:text-properties officeooo:rsid="0069d16f"/>
    </style:style>
    <style:style style:name="T84" style:family="text">
      <style:text-properties officeooo:rsid="006a70d6"/>
    </style:style>
    <style:style style:name="T85" style:family="text">
      <style:text-properties officeooo:rsid="006b2b9f"/>
    </style:style>
    <style:style style:name="T86" style:family="text">
      <style:text-properties officeooo:rsid="006a4c8e"/>
    </style:style>
    <style:style style:name="T87" style:family="text">
      <style:text-properties officeooo:rsid="006a496c"/>
    </style:style>
    <style:style style:name="T88" style:family="text">
      <style:text-properties officeooo:rsid="006d6f85"/>
    </style:style>
    <style:style style:name="T89" style:family="text">
      <style:text-properties officeooo:rsid="006dfabb"/>
    </style:style>
    <style:style style:name="T90" style:family="text">
      <style:text-properties officeooo:rsid="00caa2b9"/>
    </style:style>
    <style:style style:name="T91" style:family="text">
      <style:text-properties officeooo:rsid="00cc5356"/>
    </style:style>
    <style:style style:name="T92" style:family="text">
      <style:text-properties officeooo:rsid="00ce5294"/>
    </style:style>
    <style:style style:name="T93" style:family="text">
      <style:text-properties officeooo:rsid="00cea51e"/>
    </style:style>
    <style:style style:name="T94" style:family="text">
      <style:text-properties officeooo:rsid="006f27fd"/>
    </style:style>
    <style:style style:name="T95" style:family="text">
      <style:text-properties officeooo:rsid="00cf1efe"/>
    </style:style>
    <style:style style:name="T96" style:family="text">
      <style:text-properties officeooo:rsid="006f8228"/>
    </style:style>
    <style:style style:name="T97" style:family="text">
      <style:text-properties officeooo:rsid="00710e77"/>
    </style:style>
    <style:style style:name="T98" style:family="text">
      <style:text-properties officeooo:rsid="00d2858b"/>
    </style:style>
    <style:style style:name="T99" style:family="text">
      <style:text-properties officeooo:rsid="0071aec3"/>
    </style:style>
    <style:style style:name="T100" style:family="text">
      <style:text-properties officeooo:rsid="0072ea32"/>
    </style:style>
    <style:style style:name="T101" style:family="text">
      <style:text-properties officeooo:rsid="0073e86e"/>
    </style:style>
    <style:style style:name="T102" style:family="text">
      <style:text-properties officeooo:rsid="0074b86d"/>
    </style:style>
    <style:style style:name="T103" style:family="text">
      <style:text-properties officeooo:rsid="00d22379"/>
    </style:style>
    <style:style style:name="T104" style:family="text">
      <style:text-properties officeooo:rsid="00d5fb32"/>
    </style:style>
    <style:style style:name="T105" style:family="text">
      <style:text-properties officeooo:rsid="00d745ea"/>
    </style:style>
    <style:style style:name="T106" style:family="text">
      <style:text-properties officeooo:rsid="00d7e610"/>
    </style:style>
    <style:style style:name="T107" style:family="text">
      <style:text-properties officeooo:rsid="00e3f28a"/>
    </style:style>
    <style:style style:name="T108" style:family="text">
      <style:text-properties officeooo:rsid="00d9946e"/>
    </style:style>
    <style:style style:name="T109" style:family="text">
      <style:text-properties officeooo:rsid="00d9b7c0"/>
    </style:style>
    <style:style style:name="T110" style:family="text">
      <style:text-properties officeooo:rsid="00da9991"/>
    </style:style>
    <style:style style:name="T111" style:family="text">
      <style:text-properties officeooo:rsid="00dd5349"/>
    </style:style>
    <style:style style:name="T112" style:family="text">
      <style:text-properties officeooo:rsid="00de2226"/>
    </style:style>
    <style:style style:name="T113" style:family="text">
      <style:text-properties officeooo:rsid="00dff121"/>
    </style:style>
    <style:style style:name="T114" style:family="text">
      <style:text-properties officeooo:rsid="00e0924e"/>
    </style:style>
    <style:style style:name="T115" style:family="text">
      <style:text-properties officeooo:rsid="00e56173"/>
    </style:style>
    <style:style style:name="T116" style:family="text">
      <style:text-properties officeooo:rsid="00e619cc"/>
    </style:style>
    <style:style style:name="T117" style:family="text">
      <style:text-properties officeooo:rsid="00e648e4"/>
    </style:style>
    <style:style style:name="T118" style:family="text">
      <style:text-properties officeooo:rsid="00e6a1b0"/>
    </style:style>
    <style:style style:name="T119" style:family="text">
      <style:text-properties officeooo:rsid="00e7d3f4"/>
    </style:style>
    <style:style style:name="T120" style:family="text">
      <style:text-properties officeooo:rsid="00e93a13"/>
    </style:style>
    <style:style style:name="T121" style:family="text">
      <style:text-properties officeooo:rsid="00e9eade"/>
    </style:style>
    <style:style style:name="T122" style:family="text">
      <style:text-properties officeooo:rsid="00ea9178"/>
    </style:style>
    <style:style style:name="T123" style:family="text">
      <style:text-properties officeooo:rsid="00ec57dc"/>
    </style:style>
    <style:style style:name="T124" style:family="text">
      <style:text-properties officeooo:rsid="00edb9ed"/>
    </style:style>
    <style:style style:name="T125" style:family="text">
      <style:text-properties officeooo:rsid="00ef29dd"/>
    </style:style>
    <style:style style:name="T126" style:family="text">
      <style:text-properties officeooo:rsid="00efbe39"/>
    </style:style>
    <style:style style:name="T127" style:family="text">
      <style:text-properties officeooo:rsid="00f0d081"/>
    </style:style>
    <style:style style:name="T128" style:family="text">
      <style:text-properties officeooo:rsid="00f18b99"/>
    </style:style>
    <style:style style:name="T129" style:family="text">
      <style:text-properties officeooo:rsid="0077246f"/>
    </style:style>
    <style:style style:name="T130" style:family="text">
      <style:text-properties officeooo:rsid="007bc226"/>
    </style:style>
    <style:style style:name="T131" style:family="text">
      <style:text-properties officeooo:rsid="00f35fae"/>
    </style:style>
    <style:style style:name="T132" style:family="text">
      <style:text-properties officeooo:rsid="007b3af7"/>
    </style:style>
    <style:style style:name="T133" style:family="text">
      <style:text-properties officeooo:rsid="007e3b40"/>
    </style:style>
    <style:style style:name="T134" style:family="text">
      <style:text-properties officeooo:rsid="00f4d8c1"/>
    </style:style>
    <style:style style:name="T135" style:family="text">
      <style:text-properties officeooo:rsid="00f65dc7"/>
    </style:style>
    <style:style style:name="T136" style:family="text">
      <style:text-properties officeooo:rsid="00f7d869"/>
    </style:style>
    <style:style style:name="T137" style:family="text">
      <style:text-properties officeooo:rsid="00801f47"/>
    </style:style>
    <style:style style:name="T138" style:family="text">
      <style:text-properties officeooo:rsid="0080bd18"/>
    </style:style>
    <style:style style:name="T139" style:family="text">
      <style:text-properties officeooo:rsid="00fa88e5"/>
    </style:style>
    <style:style style:name="T140" style:family="text">
      <style:text-properties officeooo:rsid="00fb122f"/>
    </style:style>
    <style:style style:name="T141" style:family="text">
      <style:text-properties officeooo:rsid="00fd007b"/>
    </style:style>
    <style:style style:name="T142" style:family="text">
      <style:text-properties officeooo:rsid="00fefe49"/>
    </style:style>
    <style:style style:name="T143" style:family="text">
      <style:text-properties officeooo:rsid="007c134e"/>
    </style:style>
    <style:style style:name="T144" style:family="text">
      <style:text-properties officeooo:rsid="007db79d"/>
    </style:style>
    <style:style style:name="T145" style:family="text">
      <style:text-properties officeooo:rsid="007dedfe"/>
    </style:style>
    <style:style style:name="T146" style:family="text">
      <style:text-properties officeooo:rsid="0110b634"/>
    </style:style>
    <style:style style:name="T147" style:family="text">
      <style:text-properties officeooo:rsid="007e0693"/>
    </style:style>
    <style:style style:name="T148" style:family="text">
      <style:text-properties officeooo:rsid="0078822e"/>
    </style:style>
    <style:style style:name="T149" style:family="text">
      <style:text-properties officeooo:rsid="007a6265"/>
    </style:style>
    <style:style style:name="T150" style:family="text">
      <style:text-properties officeooo:rsid="0103030f"/>
    </style:style>
    <style:style style:name="T151" style:family="text">
      <style:text-properties officeooo:rsid="0103d8ce"/>
    </style:style>
    <style:style style:name="T152" style:family="text">
      <style:text-properties officeooo:rsid="010435ec"/>
    </style:style>
    <style:style style:name="T153" style:family="text">
      <style:text-properties officeooo:rsid="0106274f"/>
    </style:style>
    <style:style style:name="T154" style:family="text">
      <style:text-properties officeooo:rsid="0106fad6"/>
    </style:style>
    <style:style style:name="T155" style:family="text">
      <style:text-properties officeooo:rsid="0107b50f"/>
    </style:style>
    <style:style style:name="T156" style:family="text">
      <style:text-properties officeooo:rsid="01098fa1"/>
    </style:style>
    <style:style style:name="T157" style:family="text">
      <style:text-properties officeooo:rsid="010b6af4"/>
    </style:style>
    <style:style style:name="T158" style:family="text">
      <style:text-properties officeooo:rsid="0112caa6"/>
    </style:style>
    <style:style style:name="T159" style:family="text">
      <style:text-properties officeooo:rsid="01180704"/>
    </style:style>
    <style:style style:name="T160" style:family="text">
      <style:text-properties officeooo:rsid="0113e2db"/>
    </style:style>
    <style:style style:name="T161" style:family="text">
      <style:text-properties officeooo:rsid="0114f650"/>
    </style:style>
    <style:style style:name="T162" style:family="text">
      <style:text-properties officeooo:rsid="01164a8d"/>
    </style:style>
    <style:style style:name="T163" style:family="text">
      <style:text-properties officeooo:rsid="01180ecb"/>
    </style:style>
    <style:style style:name="T164" style:family="text">
      <style:text-properties officeooo:rsid="011998a4"/>
    </style:style>
    <style:style style:name="T165" style:family="text">
      <style:text-properties officeooo:rsid="011b353e"/>
    </style:style>
    <style:style style:name="T166" style:family="text">
      <style:text-properties officeooo:rsid="011c5092"/>
    </style:style>
    <style:style style:name="T167" style:family="text">
      <style:text-properties officeooo:rsid="011cb768"/>
    </style:style>
    <style:style style:name="T168" style:family="text">
      <style:text-properties officeooo:rsid="011de764"/>
    </style:style>
    <style:style style:name="T169" style:family="text">
      <style:text-properties officeooo:rsid="011fc8b4"/>
    </style:style>
    <style:style style:name="T170" style:family="text">
      <style:text-properties officeooo:rsid="01220b54"/>
    </style:style>
    <style:style style:name="T171" style:family="text">
      <style:text-properties officeooo:rsid="0122666b"/>
    </style:style>
    <style:style style:name="T172" style:family="text">
      <style:text-properties officeooo:rsid="01234634"/>
    </style:style>
    <style:style style:name="T173" style:family="text">
      <style:text-properties officeooo:rsid="01241557"/>
    </style:style>
    <style:style style:name="T174" style:family="text">
      <style:text-properties officeooo:rsid="01244ce9"/>
    </style:style>
    <style:style style:name="T175" style:family="text">
      <style:text-properties officeooo:rsid="0083a966"/>
    </style:style>
    <style:style style:name="T176" style:family="text">
      <style:text-properties officeooo:rsid="0124a3d0"/>
    </style:style>
    <style:style style:name="T177" style:family="text">
      <style:text-properties officeooo:rsid="0126d0da"/>
    </style:style>
    <style:style style:name="T178" style:family="text">
      <style:text-properties officeooo:rsid="0128bc0e"/>
    </style:style>
    <style:style style:name="T179" style:family="text">
      <style:text-properties officeooo:rsid="0129fcd3"/>
    </style:style>
    <style:style style:name="T180" style:family="text">
      <style:text-properties officeooo:rsid="012b0ed9"/>
    </style:style>
    <style:style style:name="T181" style:family="text">
      <style:text-properties officeooo:rsid="012c882d"/>
    </style:style>
    <style:style style:name="T182" style:family="text">
      <style:text-properties officeooo:rsid="012bf0a4"/>
    </style:style>
    <style:style style:name="T183" style:family="text">
      <style:text-properties officeooo:rsid="008516ec"/>
    </style:style>
    <style:style style:name="T184" style:family="text">
      <style:text-properties officeooo:rsid="012dfcd2"/>
    </style:style>
    <style:style style:name="T185" style:family="text">
      <style:text-properties officeooo:rsid="0086dc07"/>
    </style:style>
    <style:style style:name="T186" style:family="text">
      <style:text-properties officeooo:rsid="01312bbf"/>
    </style:style>
    <style:style style:name="T187" style:family="text">
      <style:text-properties officeooo:rsid="0132c681"/>
    </style:style>
    <style:style style:name="T188" style:family="text">
      <style:text-properties officeooo:rsid="01334bc5"/>
    </style:style>
    <style:style style:name="T189" style:family="text">
      <style:text-properties officeooo:rsid="008a17dd"/>
    </style:style>
    <style:style style:name="T190" style:family="text">
      <style:text-properties officeooo:rsid="01353f2a"/>
    </style:style>
    <style:style style:name="T191" style:family="text">
      <style:text-properties officeooo:rsid="0135dff9"/>
    </style:style>
    <style:style style:name="T192" style:family="text">
      <style:text-properties officeooo:rsid="01372d66"/>
    </style:style>
    <style:style style:name="T193" style:family="text">
      <style:text-properties officeooo:rsid="013a5d5f"/>
    </style:style>
    <style:style style:name="T194" style:family="text">
      <style:text-properties officeooo:rsid="013c56ba"/>
    </style:style>
    <style:style style:name="T195" style:family="text">
      <style:text-properties officeooo:rsid="013d65aa"/>
    </style:style>
    <style:style style:name="T196" style:family="text">
      <style:text-properties officeooo:rsid="013c393f"/>
    </style:style>
    <style:style style:name="T197" style:family="text">
      <style:text-properties officeooo:rsid="013e3322"/>
    </style:style>
    <style:style style:name="T198" style:family="text">
      <style:text-properties officeooo:rsid="01412a25"/>
    </style:style>
    <style:style style:name="T199" style:family="text">
      <style:text-properties officeooo:rsid="0145ca42"/>
    </style:style>
    <style:style style:name="T200" style:family="text">
      <style:text-properties officeooo:rsid="0142f0e6"/>
    </style:style>
    <style:style style:name="T201" style:family="text">
      <style:text-properties officeooo:rsid="01446a6f"/>
    </style:style>
    <style:style style:name="T202" style:family="text">
      <style:text-properties officeooo:rsid="01490d77"/>
    </style:style>
    <style:style style:name="T203" style:family="text">
      <style:text-properties officeooo:rsid="014b5455"/>
    </style:style>
    <style:style style:name="T204" style:family="text">
      <style:text-properties officeooo:rsid="014e0ce2"/>
    </style:style>
    <style:style style:name="T205" style:family="text">
      <style:text-properties officeooo:rsid="014bb5be"/>
    </style:style>
    <style:style style:name="T206" style:family="text">
      <style:text-properties fo:font-style="italic"/>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ex Shah</text:p>
      <text:p text:style-name="P1">EN.695.741.81.SP25 Information Assurance Analysis</text:p>
      <text:p text:style-name="P1">Mod 5 Assignment</text:p>
      <text:p text:style-name="P1">February 24, 2025</text:p>
      <text:p text:style-name="P1"/>
      <text:list text:style-name="L1">
        <text:list-item>
          <text:p text:style-name="P2">There are tradeoffs against anonymity and identifiability, discuss what some of those are?</text:p>
        </text:list-item>
      </text:list>
      <text:p text:style-name="P1"/>
      <text:p text:style-name="P3"><text:span text:style-name="T1"><text:tab/>Being able to find your own information on websites like Spokeo is disconcerting. With so many websites and services, you can play whack a mole trying to find and remove your personal information. Removing your information and trying to remain anonymous could help prevent harassment online and in the real world. However there are some benefits to making people accountable online by identifying them. For example, totally anonymous activity can make people feel secure behind a mask and attempt to harm others. There are </text:span><text:span text:style-name="T2">clear</text:span><text:span text:style-name="T1"> reasons to want privacy by being anonymous but also reasons against people being able to hide their identity. State actors, companies, and individuals are capable of tracking or finding personal information online which makes the tradeoffs multifaceted. </text:span></text:p>
      <text:p text:style-name="P4"/>
      <text:p text:style-name="P3"><text:span text:style-name="T1"><text:tab/>Anonymity provides some protection against surveillance and the ability for free expression online, including more serious topics like whistleblowing and journalism in areas that limit speech. It also allows for access to censored information, for example getting around China’s firewall with an anonymity tool like Tor. However this level of anonymity can also enable bad actors like hack</text:span><text:span text:style-name="T3">ers</text:span><text:span text:style-name="T1"> and spread</text:span><text:span text:style-name="T3">ers of</text:span><text:span text:style-name="T1"> misinformation </text:span><text:span text:style-name="T4">who</text:span><text:span text:style-name="T1"> hid</text:span><text:span text:style-name="T4">e </text:span><text:span text:style-name="T1">behind anonymity. Good anonymity makes it difficult for law enforcement </text:span><text:span text:style-name="T5">to conduct investigations</text:span><text:span text:style-name="T1"> and for cybersecurity and IT administration to prevent bad actors from accessing sites and infrastructure.</text:span><text:span text:style-name="Strong_20_Emphasis"><text:span text:style-name="T1"> Reasonable privacy and law enforcement efforts are both valid concerns and both need to be balanced for everyone’s safety on and offline.</text:span></text:span></text:p>
      <text:p text:style-name="P3"><text:span text:style-name="Strong_20_Emphasis"><text:span text:style-name="T1"/></text:span></text:p>
      <text:p text:style-name="P3"><text:span text:style-name="Strong_20_Emphasis"><text:span text:style-name="T1"><text:tab/></text:span></text:span><text:span text:style-name="Strong_20_Emphasis"><text:span text:style-name="T6">There are also financial interests in big data and the ability to keep track of user’s movements on the web </text:span></text:span><text:span text:style-name="Strong_20_Emphasis"><text:span text:style-name="T7">for selling advertisements. </text:span></text:span><text:span text:style-name="Strong_20_Emphasis"><text:span text:style-name="T8">With so many companies’ revenues </text:span></text:span><text:span text:style-name="Strong_20_Emphasis"><text:span text:style-name="T9">depending on the collection of specific users’ data, it is unlikely that </text:span></text:span><text:span text:style-name="Strong_20_Emphasis"><text:span text:style-name="T10">large tech companies would allow </text:span></text:span><text:span text:style-name="Strong_20_Emphasis"><text:span text:style-name="T11">their collection of data to be hampered by anonymization efforts </text:span></text:span><text:span text:style-name="Strong_20_Emphasis"><text:span text:style-name="T12">more than they have to. </text:span></text:span><text:span text:style-name="Strong_20_Emphasis"><text:span text:style-name="T13">Large scale data collection also has benefits of analyzing patterns from </text:span></text:span></text:p>
      <text:p text:style-name="Standard"><text:span text:style-name="Strong_20_Emphasis"><text:span text:style-name="T1"/></text:span></text:p>
      <text:list text:continue-numbering="true" text:style-name="L1">
        <text:list-item>
          <text:p text:style-name="P2">Do you believe that anonymity can be achieved technically, or is there a legislative/political component to anonymity?</text:p>
          <text:p text:style-name="P2"/>
        </text:list-item>
      </text:list>
      <text:p text:style-name="P5"><text:tab/><text:span text:style-name="T14">Anonymity </text:span><text:span text:style-name="T15">is becoming increasingly complex outside of technical means with legal and government intervention in recent years. Legislative and political forces have been limiting the effectiveness of technologies and tools that enable anonymization. </text:span><text:span text:style-name="T16">Governments around the world want to break encryption, introduce backdoors, and create mandates for gathering and storing user data that impact the ability to remain anonymous online. </text:span></text:p>
      <text:p text:style-name="P5"/>
      <text:p text:style-name="P6"><text:tab/>There will probably continue to be tools that provide a layer of anonymization for online activity. But these tools could become harder to access or be less useful if there is increased focus around breaking anonymity like <text:span text:style-name="T17">requiring identification to access certain resources, or </text:span>the use of backdoors and stringent data collection. I would imagine means like PGP and bespoke end to end encrypted applications could still allow anonymous message passing, but it’s likely that with recent developments in some countries that legal pressure to use backdoors could compromise end to end encrypted apps and infrastructure. For example, recently in the UK Apple was compelled to install a backdoor into encrypted iCloud operations, and they instead removed end to end encryption in the UK <text:soft-page-break/>rather than build in a backdoor to their systems. <text:span text:style-name="T18">Even without direct backdoors or requiring identification</text:span><text:span text:style-name="T19">, m</text:span><text:span text:style-name="T20">ethods like browser fingerprinting, </text:span><text:span text:style-name="T21">embedded trackers,</text:span><text:span text:style-name="T20"> and more in depth traffic and behavior pattern analysis </text:span><text:span text:style-name="T22">could be used to break anonymity </text:span><text:span text:style-name="T23">despite use of privacy tools. </text:span><text:span text:style-name="T24">Especially with </text:span><text:span text:style-name="T25">the resources and volumes of </text:span><text:span text:style-name="T24">data collection that a government might have. </text:span></text:p>
      <text:p text:style-name="P5"/>
      <text:p text:style-name="P5"><text:tab/>I would anticipate that the fight against encryption will be ongoing, which has a role in protecting anonymity. There are also privacy laws like the GDPR that protect user privacy by limiting data collection, but measures like GDPR are insufficient to prevent requests by governments for a company to provide data in during an investigation.</text:p>
      <text:p text:style-name="P1"/>
      <text:list text:continue-numbering="true" text:style-name="L1">
        <text:list-item>
          <text:p text:style-name="P2">Should anonymity be required in all network interactions, or in specialized ones only?</text:p>
        </text:list-item>
      </text:list>
      <text:p text:style-name="P7"><text:tab/></text:p>
      <text:p text:style-name="P8"><text:span text:style-name="T26"><text:tab/>Anonymity would not benefit certain network interactions. </text:span><text:span text:style-name="T27">R</text:span><text:span text:style-name="T26">equiring it would either </text:span><text:span text:style-name="T28">not </text:span><text:span text:style-name="T29">be</text:span><text:span text:style-name="T28"> beneficial or in some cases </text:span><text:span text:style-name="T29">it may be </text:span><text:span text:style-name="T28">detrimental </text:span><text:span text:style-name="T30">or impractical</text:span><text:span text:style-name="T28">. There are lots of reasons to need to identify specific users like banking and social media. </text:span><text:span text:style-name="T31">If anonymity were required for banking interactions, it would be difficult for users to prove their identity to access their accounts. Or </text:span><text:span text:style-name="T32">It may make it </text:span><text:span text:style-name="T31">easier for someone to masquerade as you. </text:span><text:span text:style-name="T33">Anonymity on social media and other contexts </text:span><text:span text:style-name="T34">would also provide a breeding ground for misinformation and potentially bad actors to flourish. </text:span></text:p>
      <text:p text:style-name="P8"/>
      <text:p text:style-name="P8"><text:span text:style-name="T35"><text:tab/>However</text:span><text:span text:style-name="T36"> anonymity is still necessary in some applications to protect users’ privac</text:span><text:span text:style-name="T37">y. </text:span><text:span text:style-name="T38">For example it is important for anonymity to remain viable for journalists and whistleblowers to share sensitive information </text:span><text:span text:style-name="T39">without fear</text:span><text:span text:style-name="T38">. In authoritarian or censoring governments, anonymity enables its users to dissent or protest and otherwise freely express themselves online. </text:span><text:span text:style-name="T40">And in some cases anonymity could make it more difficult for legal investigations such as </text:span><text:span text:style-name="T41">looking into online</text:span><text:span text:style-name="T40"> criminal activity and </text:span><text:span text:style-name="T42">national </text:span><text:span text:style-name="T40">security interests. </text:span><text:span text:style-name="T43">So there are special interactions where anonymity is crucial, but using it for all network interactions </text:span><text:span text:style-name="T44">presents some problems.</text:span><text:span text:style-name="T43"> </text:span><text:span text:style-name="T45">There could be compromises, like allowing anonymity in the right contexts like some social media or communication apps. </text:span><text:span text:style-name="T46">But </text:span><text:span text:style-name="T47">anonymity should not be required for all network interactions. </text:span></text:p>
      <text:p text:style-name="P1"/>
      <text:list text:continue-numbering="true" text:style-name="L1">
        <text:list-item>
          <text:p text:style-name="P2">The Onion Router (ToR) is designed to provide anonymity rather than confidentiality. <text:s/>How does ToR establish anonymity for the user? <text:s/>(reference the last three attached readings)</text:p>
        </text:list-item>
      </text:list>
      <text:p text:style-name="P1"/>
      <text:p text:style-name="P1"><text:tab/><text:span text:style-name="T48">Tor provides anonymity rather than confidentiality in dealings online by </text:span><text:span text:style-name="T49">routing traffic to obscure the users’ identities and locations</text:span><text:span text:style-name="T48">. </text:span><text:span text:style-name="T50">Tor uses multiple hops and an onion routing scheme to encrypt packets with a shell of the next hop’s key to prevent any node from having access to the content’s of the message until it reaches its destination. </text:span><text:span text:style-name="T51">While it sounds like the message is being protected, the scheme is designed to</text:span><text:span text:style-name="T52"> obfuscate traffic and prevent </text:span><text:span text:style-name="T53">any </text:span><text:span text:style-name="T52">point </text:span><text:span text:style-name="T53">in the network </text:span><text:span text:style-name="T52">from knowing the destination and source of the packet. The </text:span><text:span text:style-name="T54">routing</text:span><text:span text:style-name="T52"> path is </text:span><text:span text:style-name="T54">also </text:span><text:span text:style-name="T52">changed regularly to prevent analysis of traffic patterns to determine the origin or path of particular packets or connections. This decentralized method makes users’ traffic anonymous and resistant to censorship and surveillance, provided that the user protects their private information while using it, such as not logging into a service which would identify them. </text:span><text:span text:style-name="T55">Otherwise </text:span><text:span text:style-name="T56">Tor makes it very challenging for an adversary to trace </text:span><text:span text:style-name="T55">the </text:span><text:span text:style-name="T56">user’s activity and connections. </text:span></text:p>
      <text:p text:style-name="P1"/>
      <text:p text:style-name="P9"><text:tab/><text:span text:style-name="T57">In onion routing, when a user sends data through Tor it is encrypted multiple times like layers of an onion. The data passes through multiple nodes on the network where one layer is decrypted and the next destination hop is read. In this way, the node only sees where the packet came from on its last hop, and where it is going next. This ensures that no node can see both the source and destination of the real connection. At a minimum this usually involves 3 nodes, an entry point into the network, a relay in </text:span><text:soft-page-break/><text:span text:style-name="T57">between, and the exit node that </text:span><text:span text:style-name="T58">connects to the intended website. The entry node may know the real source IP address, and the exit node may know the real destination IP address, but no node knows them both. </text:span><text:span text:style-name="T59">The node in the middle only knows the entry and exit nodes as source and destination. Even if an adversary were to be in control of a node, they wouldn’t be able to piece together enough information to find the true identity or destination of the user’s activity. </text:span></text:p>
      <text:p text:style-name="P10"/>
      <text:p text:style-name="P10"><text:tab/>While there are similar mechanisms like VPNs to route traffic through a middle man so the true identity of the source doesn’t reach the destination, the centralized VPN servers and single point of control make it <text:span text:style-name="T60">more easy to compromise anonymity especially in instances where the VPN is required by law to turn over records or an adversary is </text:span><text:span text:style-name="T61">able to surveil </text:span><text:span text:style-name="T60">the VPN. </text:span><text:span text:style-name="T62">Tor on the other hand is a distributed network hosted by volunteers. This makes it harder for governments or adversaries to watch traffic or shut down connections. </text:span><text:span text:style-name="T63">Tor also enables a feature to disguise traffic between the user and the entry node by using bridges that can look like regular traffic. Some of these bridges are unpublished so that censoring governments and </text:span><text:span text:style-name="T64">other entities cannot block all the bridges they are unaware of. In areas with heavy restrictions, someone might use a bridge to disguise or randomize their traffic as they enter the Tor network, then proceed through multiple hops and access censored data. </text:span><text:span text:style-name="T65">This protects their anonymity in areas where Tor itself is restricted. </text:span><text:span text:style-name="T62"><text:s/></text:span></text:p>
      <text:p text:style-name="P1"/>
      <text:list text:continue-numbering="true" text:style-name="L1">
        <text:list-item>
          <text:p text:style-name="P2">From the readings, “The Challenges of Effectively Anonymizing Network Data”, Section 3.1 Anonymization Methods, talks about four techniques to achieve this; truncation, randomization, quantization, and pseudonymization. <text:s/>Pick three (3) of these, do some additional research and explain how the method works?</text:p>
        </text:list-item>
      </text:list>
      <text:p text:style-name="P1"><text:tab/></text:p>
      <text:p text:style-name="P11"><text:tab/><text:span text:style-name="T66">Truncation anonymizes data by </text:span><text:span text:style-name="T67">removing portions of identifying information like part of an IP address in order </text:span><text:span text:style-name="T68">t</text:span><text:span text:style-name="T67">o provide some information but not enough specificity to identify an individual. </text:span><text:span text:style-name="T68">Another example might be an approximate age range instead of including someone’s birthdate. </text:span><text:span text:style-name="T69">This is a good middle ground for preserving some information while limiting identification risk. It is also an easy system to implement but it still requires some careful thought since there might still be a risk for identification given enough approximate factors. </text:span><text:span text:style-name="T70">This does come at the tradeoff to accuracy when using the data </text:span><text:span text:style-name="T71">such </text:span><text:span text:style-name="T72">using</text:span><text:span text:style-name="T71"> age ranges, which may not be sufficient for stringent research. </text:span></text:p>
      <text:p text:style-name="P11"/>
      <text:p text:style-name="P11"><text:span text:style-name="T68"><text:tab/>Randomization introduces noise or replaces fields with randomized data in order to obscure individual identities. </text:span><text:span text:style-name="T73">For example,</text:span><text:span text:style-name="T74"> timestamps or GPS values can be offset by random intervals to prevent patterns revealing someone’s habits being discoverable </text:span><text:span text:style-name="T75">through data collection. </text:span><text:span text:style-name="T76">This could also cause data to be less accurate as a cost to more privacy, </text:span><text:span text:style-name="T77">such as randomized GPS data providing only approximate locations of limited value. </text:span><text:span text:style-name="T78">This helps reduce the confidence an adversary has when accessing a dataset. </text:span><text:span text:style-name="T79">The random and unpredictable aspect to the data offset helps make it irreversible to attackers and obscures patterns but like truncating, it reduces the accuracy of the data and its usefulness. </text:span><text:span text:style-name="T80">Adding random noise to data may not alter the underlying statistical patterns </text:span><text:span text:style-name="T81">of the data which may make some patterns and predictions still feasible, however. </text:span></text:p>
      <text:p text:style-name="P11"/>
      <text:p text:style-name="P11"><text:span text:style-name="T82"><text:tab/>Pseudonymization can provide </text:span><text:span text:style-name="T83">anonymization by replacing </text:span><text:span text:style-name="T84">real</text:span><text:span text:style-name="T83"> identifiers with </text:span><text:span text:style-name="T85">made up</text:span><text:span text:style-name="T83"> </text:span><text:span text:style-name="T86">data or fake names</text:span><text:span text:style-name="T87">. F</text:span><text:span text:style-name="T68">or example, a random identifier can be used instead of someone’s identifying name or social security number in a dataset. <text:s/></text:span><text:span text:style-name="T82">Pseudonymization </text:span><text:span text:style-name="T88">is often not truly anonymous since it is possible to link pseudonyms with real information and use that to discover real identities. Some compliance methods like GDPR use p</text:span><text:span text:style-name="T82">seudonymization </text:span><text:span text:style-name="T89">to maintain the possibility of reidentification. </text:span><text:span text:style-name="T90">And pseudonyms can still be used internally to track users </text:span><text:span text:style-name="T91">for example at a retailer. </text:span><text:span text:style-name="T92">Pseudonymization helps protect real identifiers while also allowing access to real data that may be more useful </text:span><text:span text:style-name="T93">for analysis, at the cost of potential reidentification which makes it not truly anonymous. </text:span></text:p>
      <text:p text:style-name="P1"><text:soft-page-break/></text:p>
      <text:list text:continue-numbering="true" text:style-name="L1">
        <text:list-item>
          <text:p text:style-name="P2">Is anonymity an achievable event or a futile pursuit due to advances in computing, increased attack surfaces/vectors, third party proxies, network port scanning, passive/active collection methods, and the use of digital data making anonymity difficult across platforms and applications?</text:p>
        </text:list-item>
      </text:list>
      <text:p text:style-name="P1"><text:tab/></text:p>
      <text:p text:style-name="P1"><text:tab/><text:span text:style-name="T94">Like most cat and mouse games, anonymity is made more difficult by advances in technologies, but also evolves along with them. </text:span><text:span text:style-name="T95">It is especially difficult in the age where data and tracking are important to both governments and companies. </text:span><text:span text:style-name="T96">While </text:span><text:span text:style-name="T97">laws </text:span><text:span text:style-name="T98">and technical forces</text:span><text:span text:style-name="T97"> may </text:span><text:span text:style-name="T99">make </text:span><text:span text:style-name="T100">anonymity more difficult to achieve</text:span><text:span text:style-name="T101">, </text:span><text:span text:style-name="T102">it is </text:span><text:span text:style-name="T103">not futile. </text:span><text:span text:style-name="T104">It should still be possible in the future with the right tools, effort, and vigilance to maintain anonymity online. </text:span></text:p>
      <text:p text:style-name="P1"/>
      <text:p text:style-name="P12"><text:tab/><text:span text:style-name="T104">Some of the </text:span><text:span text:style-name="T105">biggest hurdles to anonymity are the analytics surrounding data gathered while trying to remain anonymous. Machine learning techniques and large datasets have led to strong pattern recognition </text:span><text:span text:style-name="T106">especially when coupled with new techniques for tracking movements and behaviors online like mouse movements and typing patterns. </text:span><text:span text:style-name="T107">Some of the most innocuous details reported by your browser can be used for fingerprinting a specific user, such as the installed fonts on your browser. </text:span></text:p>
      <text:p text:style-name="P12"/>
      <text:p text:style-name="P12"><text:span text:style-name="T108"><text:tab/>There are also many more devices coming online such as through the Internet of Things that make fingerprinting and identification much more likely through the complex interactions of systems </text:span><text:span text:style-name="T109">and apps</text:span><text:span text:style-name="T108"> that </text:span><text:span text:style-name="T109">have increased the attack surface </text:span><text:span text:style-name="T110">on everyone’s devices and made deanonymization more likely. </text:span><text:span text:style-name="T111">Common techniques for anonymization have </text:span><text:span text:style-name="T112">seen compromise or vulnerability especially as well funded actors have taken notice and want to increase their surveillance of these avenues for anonymization. For example Tor exit nodes in control of an adversary may reveal information about the plaintext interaction with the destinations a user visits through Tor </text:span><text:span text:style-name="T113">that could reveal information about themselves. Or traffic correlation attacks where watching the entry and exit nodes in Tor can reduce how effective they are at anonymizing traffic. </text:span><text:span text:style-name="T114"><text:s/></text:span></text:p>
      <text:p text:style-name="P12"/>
      <text:p text:style-name="P12"><text:tab/><text:span text:style-name="T115">And governments and laws have been scrutinizing the use of anonymization and encryption methods as </text:span><text:span text:style-name="T116">criminal tools, pushing for backdoors, more data collection, and surveillance compliance </text:span><text:span text:style-name="T117">such as in ISPs and social media platforms. Some countries even ban </text:span><text:span text:style-name="T118">anonymity tools like Tor for example in China. </text:span><text:span text:style-name="T119">However, anonymity is still possible. The bridges mentioned earlier can be hidden or new ones can pop up to allow users in places where Tor is banned to still access </text:span><text:span text:style-name="T120">the Tor protocol. </text:span><text:span text:style-name="T121">There are also lesser used peer to peer networks or protocols that are less scrutinized or not explicitly banned that users can switch to. </text:span><text:span text:style-name="T122">For example, there are crytpographic breakthroughs that allow for transformations on encrypted data. This could </text:span><text:span text:style-name="T123">allow anonymization to be preserved while also </text:span><text:span text:style-name="T124">protecting the online and real world interests of governments and corporations. There are also laws that specify how data can be collected from users like the GDPR and CCPA laws in the EU and California that reign in data collection methods. </text:span><text:span text:style-name="T125">These are privacy preserving laws and initiatives that show that even in the legal system, </text:span><text:span text:style-name="T126">the future isn’t entirely bleak for anonymization </text:span><text:span text:style-name="T127">and overreach can be curtailed </text:span><text:span text:style-name="T128">with consumer privacy laws. </text:span></text:p>
      <text:p text:style-name="P1"/>
      <text:list text:continue-numbering="true" text:style-name="L1">
        <text:list-item>
          <text:p text:style-name="P2">What are other technologies/methods for implementing anonymity on a network? <text:s/>(i.e., mix networks, batching strategies, high-latency, low-latency anonymity systems, etc.)</text:p>
        </text:list-item>
      </text:list>
      <text:p text:style-name="P7"><text:tab/></text:p>
      <text:p text:style-name="P13"><text:span text:style-name="T129"><text:tab/>There are multiple methods for implementing anonymity on a network that come down to technologies and strategies. Mix networks introduce delays and reorder transmissions </text:span><text:span text:style-name="T130">while sending traffic through multiple nodes in order</text:span><text:span text:style-name="T129"> to make it more difficult to perform timing analysis on traffic to detect patterns. </text:span><text:span text:style-name="T131">Mix nets can also vary delay and batch messages together in order to further confuse </text:span><text:soft-page-break/><text:span text:style-name="T131">timing analysis. </text:span><text:span text:style-name="T132">Higher latency systems </text:span><text:span text:style-name="T133">like mix nets </text:span><text:span text:style-name="T132">can provide </text:span><text:span text:style-name="T134">higher levels of</text:span><text:span text:style-name="T132"> anonymization by sending traffic </text:span><text:span text:style-name="T135">on</text:span><text:span text:style-name="T132"> longer </text:span><text:span text:style-name="T135">or more confusing </text:span><text:span text:style-name="T132">routes which increases time delays for the user. </text:span><text:span text:style-name="T136">F</text:span><text:span text:style-name="T132">or more critical uses of anonymization, the trade off can be worth the inconvenience. </text:span><text:span text:style-name="T137">For example in email based applications with a high latency system, messages can be exchanged with some delay while enhancing privacy and anonymization efforts </text:span><text:span text:style-name="T138">by bouncing the messages around</text:span><text:span text:style-name="T137">. </text:span><text:span text:style-name="T139">However for real time applications or even the responsiveness of interacting with webpages, </text:span><text:span text:style-name="T140">high latency mix nets are not ideal. </text:span><text:span text:style-name="T141">The network also requires trusting the nodes that route traffic, </text:span><text:span text:style-name="T142">and like Tor there are vulnerabilities when the nodes are compromised or many are being watched.</text:span></text:p>
      <text:p text:style-name="P14"/>
      <text:p text:style-name="P14"><text:span text:style-name="T129"><text:tab/>Low latency systems </text:span><text:span text:style-name="T143">like Tor</text:span><text:span text:style-name="T129"> prioritize speed over anonymity </text:span><text:span text:style-name="T144">by sending traffic through multiple hops without </text:span><text:span text:style-name="T145">introducing long delays </text:span><text:span text:style-name="T146">or waiting to batch messages</text:span><text:span text:style-name="T145">. </text:span><text:span text:style-name="T147">They </text:span><text:span text:style-name="T129">can </text:span><text:span text:style-name="T148">provide users with a reasonable amount of </text:span><text:span text:style-name="T149">anonymity for low stakes application</text:span><text:span text:style-name="T150">s by routing </text:span><text:span text:style-name="T151">through multiple nodes </text:span><text:span text:style-name="T152">on the path to the destination and using encryption </text:span><text:span text:style-name="T153">like onion routing to enhance </text:span><text:span text:style-name="T154">anonymization efforts</text:span><text:span text:style-name="T149">. </text:span><text:span text:style-name="T155">Tor is better suited to web browsing and closer to real time interactions because there aren’t any added delays other than the time to route through the nodes. </text:span><text:span text:style-name="T156">This makes low latency systems more susceptible to timing analysis, </text:span><text:span text:style-name="T157">especially if nodes are compromised or entry and exit nodes are being surveilled.</text:span></text:p>
      <text:p text:style-name="P14"><text:tab/></text:p>
      <text:p text:style-name="P14"><text:tab/><text:span text:style-name="T158">There are also newer or more cutting edge methods to retain anonymity w</text:span><text:span text:style-name="T159">ithout revealing information</text:span><text:span text:style-name="T158">. </text:span><text:span text:style-name="T160">Homomorphic encryption allows for operations on encrypted data without the need for decryption. </text:span><text:span text:style-name="T161">So data in a network environment might be processed or transformed </text:span><text:span text:style-name="T162">while encrypted, though it does take more space and computational resources than if the messages were decrypted first. </text:span><text:span text:style-name="T159">There are also zero knowledge proofs that allow an entity to prove </text:span><text:span text:style-name="T163">they know </text:span><text:span text:style-name="T159">something </text:span><text:span text:style-name="T163">about the data without revealing what the </text:span><text:span text:style-name="T164">information actually is. </text:span><text:span text:style-name="T165">An entity in a ZKP system might be challenged to use a value they know to generate a response that satisfies a verifier, for example using a value to compute a hash, where the prover would only be able to do so if they actually knew the value. </text:span><text:span text:style-name="T166">In this way the verifier </text:span><text:span text:style-name="T167">can be sure that the prover knows the value or is who they say they are, without ever exchanging the </text:span><text:span text:style-name="T168">value or </text:span><text:span text:style-name="T169">keys. </text:span><text:span text:style-name="T170">This system can provide privacy preserving verification </text:span><text:span text:style-name="T171">without the need to prove </text:span><text:span text:style-name="T172">or </text:span><text:span text:style-name="T173">give away </text:span><text:span text:style-name="T171">an identity. </text:span></text:p>
      <text:p text:style-name="P1"/>
      <text:list text:continue-numbering="true" text:style-name="L1">
        <text:list-item>
          <text:p text:style-name="P2">How does Zero Trust Architecture impact the ability to implement and maintain anonymity (reference the attached NSA Security Model pdf- found in this week's Readings)</text:p>
        </text:list-item>
      </text:list>
      <text:p text:style-name="P1"><text:tab/></text:p>
      <text:p text:style-name="P15"><text:tab/><text:span text:style-name="T174">Zero trust architecture assumes that no user or device can be trusted, and enforces constant verification, access controls, and monitors all interactions as a method of preserving security such as in a critical system where personal or medical data might be used. It enhances security, but makes it more difficult to remain anonymous. </text:span><text:span text:style-name="T175">With zero trust models, proof of identity is a strict requiremen</text:span><text:span text:style-name="T176">t. </text:span><text:span text:style-name="T177">Every device needs to prove their identity </text:span><text:span text:style-name="T178">before gaining access to a resource, which might use multi factor authentication or biometrics. </text:span><text:span text:style-name="T179">This would directly give away the identity of the device and </text:span><text:span text:style-name="T180">user. Trying to avoid identifying oneself would prevent access to resources since the strict access control policies would prevent unauthorized </text:span><text:span text:style-name="T181">devices, which </text:span><text:span text:style-name="T182">makes </text:span><text:span text:style-name="T181">anonymity </text:span><text:span text:style-name="T182">impractical </text:span><text:span text:style-name="T181">in a ZTA</text:span><text:span text:style-name="T182">. </text:span></text:p>
      <text:p text:style-name="P15"/>
      <text:p text:style-name="P16"><text:span text:style-name="T183"><text:tab/></text:span><text:span text:style-name="T184">ZTA </text:span><text:span text:style-name="T183">also </text:span><text:span text:style-name="T184">follows </text:span><text:span text:style-name="T183">the principle of least privilege which prevents entities from </text:span><text:span text:style-name="T185">seeing </text:span><text:span text:style-name="T183">anything they are </text:span><text:span text:style-name="T185">not explicitly granted permission to access. </text:span><text:span text:style-name="T186">The system is designed </text:span><text:span text:style-name="T187">to give only the minimum </text:span><text:span text:style-name="T188">necessary access to data for a device to perform its function</text:span><text:span text:style-name="T189">. </text:span><text:span text:style-name="T190">And with the strict tying together of identity and access, refraining from identifying oneself to remain anonymous would </text:span><text:span text:style-name="T191">mean that access to resources would be minimal or nonexistent. Since ZTA segments resources based on identity, </text:span><text:span text:style-name="T192">there would be no way to traverse or access data.</text:span><text:span text:style-name="T189"> </text:span></text:p>
      <text:p text:style-name="P17"><text:tab/></text:p>
      <text:p text:style-name="P17"><text:soft-page-break/><text:tab/>ZTA also relies heavily on logs and monitoring that would create trails when someone wanted to access or move through a system anonymously, which further hampers anonymization efforts. <text:span text:style-name="T193">Data collection about the interactions in a system could compromise the anonymity of a user of a ZTA system </text:span><text:span text:style-name="T194">by including details like timestamps, resources accessed, and authentication events </text:span><text:span text:style-name="T195">necessary to access resources</text:span><text:span text:style-name="T193">. </text:span><text:span text:style-name="T195">Aside from directly proving identity to use the system, </text:span><text:span text:style-name="T196">behavioral or statistical analysis can identif</text:span><text:span text:style-name="T197">y users </text:span><text:span text:style-name="T196">by the data they attempt to access and other factors logged along with the interactions with the systems. </text:span><text:span text:style-name="T198">The nature of ZTA systems also attempt</text:span><text:span text:style-name="T199">s</text:span><text:span text:style-name="T198"> to coordinate dynamic and static information about every device and event </text:span><text:span text:style-name="T200">to form context to allow or deny access, </text:span><text:span text:style-name="T201">shining a spotlight on all the characteristics and movements a device attempting to remain anonymous might create </text:span><text:span text:style-name="T199">in a log </text:span><text:span text:style-name="T201">when accessing a ZTA system. </text:span><text:span text:style-name="T202">These logs are used to inform decisions before every action. </text:span><text:span text:style-name="T203">So ZTA is inherently based in principles that make anonymity difficult if not impossible to achieve in order to access resources on the system or </text:span><text:span text:style-name="T204">move within its perimeter</text:span><text:span text:style-name="T205">. </text:span></text:p>
      <text:p text:style-name="P1"/>
      <text:p text:style-name="P18">Sources</text:p>
      <text:p text:style-name="P18"/>
      <text:p text:style-name="P19">Dingledine, R., Mathewson, N., &amp; Syverson, P. <text:span text:style-name="T206">Tor: The second-generation onion router</text:span>. USENIX. https://www.usenix.org/conference/13th-usenix-security-symposium/tor-second-generation-onion-router </text:p>
      <text:p text:style-name="P19">Farah, T. (n.d.). ALGORITHMS AND TOOLS FOR ANONYMIZATION OF THE INTERNET TRAFFIC. https://www.sfu.ca/~ljilja/cnl/pdf/Thesis_tanjila_final.pdf </text:p>
      <text:p text:style-name="P19">Narayanan, A. (n.d.). Robust de-anonymization of large sparse datasets. https://www.researchgate.net/publication/4339941_Robust_De-anonymization_of_Large_Sparse_Datasets </text:p>
      <text:p text:style-name="P19"><text:span text:style-name="T206">NSA issues guidance on Zero trust security model</text:span>. National Security Agency/Central Security Service. (2021, February 25). https://www.nsa.gov/Press-Room/News-Highlights/Article/Article/2515176/nsa-issues-guidance-on-zero-trust-security-model/ </text:p>
      <text:p text:style-name="P19">Rose, S., Borchert, O., Mitchell, S., &amp; Connelly, S. (2020, August 11). <text:span text:style-name="T206">Zero trust architecture</text:span>. CSRC. https://csrc.nist.gov/pubs/sp/800/207/final </text:p>
      <text:p text:style-name="P18"/>
      <text:p text:style-name="P18"><text:a xlink:type="simple" xlink:href="https://www.ibm.com/think/topics/homomorphic-encryption" text:style-name="Internet_20_link" text:visited-style-name="Visited_20_Internet_20_Link">https://www.ibm.com/think/topics/homomorphic-encryption</text:a></text:p>
      <text:p text:style-name="P18"/>
      <text:p text:style-name="P18"><text:a xlink:type="simple" xlink:href="https://umatechnology.org/what-is-a-zero-knowledge-proof-in-cybersecurity-and-how-does-it-work/" text:style-name="Internet_20_link" text:visited-style-name="Visited_20_Internet_20_Link">https://umatechnology.org/what-is-a-zero-knowledge-proof-in-cybersecurity-and-how-does-it-work/</text:a></text:p>
      <text:p text:style-name="P18"/>
      <text:p text:style-name="P18"><text:a xlink:type="simple" xlink:href="https://support.torproject.org/about/protections/" text:style-name="Internet_20_link" text:visited-style-name="Visited_20_Internet_20_Link">https://support.torproject.org/about/protections/</text:a></text:p>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2-24T17:17:18.424205000</meta:creation-date>
    <dc:date>2025-02-26T18:02:33.019521000</dc:date>
    <meta:editing-duration>PT7H37M27S</meta:editing-duration>
    <meta:editing-cycles>302</meta:editing-cycles>
    <meta:generator>LibreOffice/25.2.0.3$MacOSX_AARCH64 LibreOffice_project/e1cf4a87eb02d755bce1a01209907ea5ddc8f069</meta:generator>
    <meta:document-statistic meta:table-count="0" meta:image-count="0" meta:object-count="0" meta:page-count="6" meta:paragraph-count="52" meta:word-count="3322" meta:character-count="21806" meta:non-whitespace-character-count="18474"/>
  </office:meta>
</office:document-meta>
</file>